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Heading_20_1">
      <style:text-properties style:font-name="DejaVu Sans1" fo:font-size="16.1000003814697pt" fo:font-weight="bold" officeooo:rsid="000fdf51" officeooo:paragraph-rsid="000fdf51" style:font-name-asian="DejaVu Sans2" style:font-size-asian="16.1000003814697pt" style:font-weight-asian="bold" style:font-name-complex="DejaVu Sans2" style:font-size-complex="16.1000003814697pt" style:font-weight-complex="bold"/>
    </style:style>
    <style:style style:name="P2" style:family="paragraph" style:parent-style-name="Standard" style:list-style-name=""/>
    <style:style style:name="P3" style:family="paragraph" style:parent-style-name="Standard" style:list-style-name="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inzelne Modele finden</text:p>
      <text:h text:style-name="Heading_20_1" text:outline-level="1">Kennzeichen</text:h>
      <text:h text:style-name="Heading_20_2" text:outline-level="2">Name</text:h>
      <text:h text:style-name="Heading_20_2" text:outline-level="2">Nummer</text:h>
      <text:h text:style-name="Heading_20_2" text:outline-level="2">Seitenzahl</text:h>
      <text:h text:style-name="P1" text:outline-level="1">Medium</text:h>
      <text:h text:style-name="Heading_20_2" text:outline-level="2">Titel</text:h>
      <text:h text:style-name="Heading_20_3" text:outline-level="3">Zeitschrift</text:h>
      <text:h text:style-name="P2" text:outline-level="4">Sonderheft</text:h>
      <text:h text:style-name="P2" text:outline-level="5">Heftnummer</text:h>
      <text:h text:style-name="Heading_20_3" text:outline-level="3">Buch</text:h>
      <text:h text:style-name="Heading_20_4" text:outline-level="4">Untertitel</text:h>
      <text:h text:style-name="Heading_20_3" text:outline-level="3">Reihe</text:h>
      <text:h text:style-name="P2" text:outline-level="5">Band</text:h>
      <text:h text:style-name="Heading_20_2" text:outline-level="2"><text:soft-page-break/>Web</text:h>
      <text:h text:style-name="Heading_20_3" text:outline-level="3">Ausdruck</text:h>
      <text:h text:style-name="Heading_20_4" text:outline-level="4">Link</text:h>
      <text:h text:style-name="Heading_20_2" text:outline-level="2">Loses Blatt</text:h>
      <text:h text:style-name="Heading_20_1" text:outline-level="1">Inhalt</text:h>
      <text:h text:style-name="Heading_20_2" text:outline-level="2">Gegenstand</text:h>
      <text:h text:style-name="Heading_20_3" text:outline-level="3">Kleidung</text:h>
      <text:h text:style-name="Heading_20_3" text:outline-level="3">Utensilo</text:h>
      <text:h text:style-name="Heading_20_3" text:outline-level="3">Accessoiris</text:h>
      <text:h text:style-name="Heading_20_3" text:outline-level="3">Deko</text:h>
      <text:h text:style-name="Heading_20_3" text:outline-level="3">Gewandung</text:h>
      <text:h text:style-name="Heading_20_3" text:outline-level="3">Nähausstattung</text:h>
      <text:h text:style-name="Heading_20_3" text:outline-level="3">Taschen</text:h>
      <text:h text:style-name="Heading_20_2" text:outline-level="2">Technik</text:h>
      <text:h text:style-name="Heading_20_3" text:outline-level="3">Nähen</text:h>
      <text:h text:style-name="P2" text:outline-level="4">Pachwork</text:h>
      <text:h text:style-name="P2" text:outline-level="4">Handnähen</text:h>
      <text:h text:style-name="P2" text:outline-level="4">Schneiderei</text:h>
      <text:h text:style-name="Heading_20_3" text:outline-level="3">Häkeln</text:h>
      <text:h text:style-name="Heading_20_3" text:outline-level="3">Stricken</text:h>
      <text:h text:style-name="Heading_20_3" text:outline-level="3">Sticken</text:h>
      <text:h text:style-name="Heading_20_3" text:outline-level="3">Nadelarbeiten</text:h>
      <text:h text:style-name="P2" text:outline-level="4">Occhi</text:h>
      <text:h text:style-name="P2" text:outline-level="4">Knüpfen</text:h>
      <text:h text:style-name="P2" text:outline-level="4">Flecheten</text:h>
      <text:h text:style-name="Heading_20_3" text:outline-level="3"><text:soft-page-break/>DIY</text:h>
      <text:h text:style-name="P2" text:outline-level="4">Perlen</text:h>
      <text:h text:style-name="P2" text:outline-level="4">Origami</text:h>
      <text:h text:style-name="P2" text:outline-level="4">Recycling/ Upcycling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none" fo:country="none" style:font-name-asian="DejaVu Sans2" style:font-size-asian="12pt" style:language-asian="de" style:country-asian="DE" style:font-name-complex="DejaVu Sans2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none" fo:country="none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30T20:53:49.744000000</dc:date>
    <meta:editing-duration>PT6M13S</meta:editing-duration>
    <meta:editing-cycles>1</meta:editing-cycles>
    <meta:generator>LibreOffice/6.3.6.2$Windows_X86_64 LibreOffice_project/2196df99b074d8a661f4036fca8fa0cbfa33a497</meta:generator>
    <meta:document-statistic meta:table-count="0" meta:image-count="0" meta:object-count="0" meta:page-count="3" meta:paragraph-count="43" meta:word-count="77" meta:character-count="478" meta:non-whitespace-character-count="474"/>
  </office:meta>
</office:document-meta>
</file>